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9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63.01pt"/>
    </style:style>
    <style:style style:name="co4" style:family="table-column">
      <style:table-column-properties fo:break-before="auto" style:column-width="127.5pt"/>
    </style:style>
    <style:style style:name="co5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33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 style:data-style-name="N0">
      <style:table-cell-properties fo:background-color="#bdd7ee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bdd7ee"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fo:background-color="transparent" fo:border="0.06pt solid #000000" style:direction="ltr" style:rotation-align="botto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lt;=16" table:allow-empty-cell="true" table:base-cell-address="Sheet1.A1">
          <table:help-message table:title="Informasi" table:display="true">
            <text:p>nilai antara 0 - 16</text:p>
          </table:help-message>
          <table:error-message table:message-type="stop" table:display="true"/>
        </table:content-validation>
        <table:content-validation table:name="val2" table:condition="of:cell-content-is-whole-number() and cell-content()&lt;=100" table:allow-empty-cell="true" table:base-cell-address="Sheet1.A1">
          <table:help-message table:title="Informasi" table:display="true">
            <text:p>nilai antara 0 - 100</text:p>
          </table:help-message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4" table:default-cell-style-name="ce1"/>
        <table:table-column table:style-name="co3" table:default-cell-style-name="ce6"/>
        <table:table-column table:style-name="co2" table:default-cell-style-name="ce1"/>
        <table:table-column table:style-name="co2" table:default-cell-style-name="ce6"/>
        <table:table-column table:style-name="co4" table:default-cell-style-name="ce6"/>
        <table:table-column table:style-name="co5" table:number-columns-repeated="1014" table:default-cell-style-name="ce6"/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8" table:number-rows-spanned="1">
            <text:p>Daftar nilai Mahasiswa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No</text:p>
          </table:table-cell>
          <table:table-cell table:style-name="ce3" office:value-type="string" calcext:value-type="string" table:number-columns-spanned="1" table:number-rows-spanned="2">
            <text:p>Nama</text:p>
          </table:table-cell>
          <table:table-cell table:style-name="ce3" office:value-type="string" calcext:value-type="string" table:number-columns-spanned="4" table:number-rows-spanned="1">
            <text:p>Nilai</text:p>
          </table:table-cell>
          <table:covered-table-cell table:number-columns-repeated="3"/>
          <table:table-cell table:style-name="ce3" office:value-type="string" calcext:value-type="string" table:number-columns-spanned="1" table:number-rows-spanned="2">
            <text:p>Nilai Total</text:p>
          </table:table-cell>
          <table:table-cell table:style-name="ce3" office:value-type="string" calcext:value-type="string" table:number-columns-spanned="1" table:number-rows-spanned="2">
            <text:p>Grade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table:style-name="ce7" office:value-type="string" calcext:value-type="string">
            <text:p>Absen</text:p>
          </table:table-cell>
          <table:table-cell table:style-name="ce7" office:value-type="string" calcext:value-type="string">
            <text:p>Tugas</text:p>
          </table:table-cell>
          <table:table-cell table:style-name="ce7" office:value-type="string" calcext:value-type="string">
            <text:p>Uts</text:p>
          </table:table-cell>
          <table:table-cell table:style-name="ce7" office:value-type="string" calcext:value-type="string">
            <text:p>Uas</text:p>
          </table:table-cell>
          <table:covered-table-cell table:number-columns-repeated="2"/>
          <table:table-cell table:number-columns-repeated="1016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Joni</text:p>
          </table:table-cell>
          <table:table-cell table:style-name="ce5" table:content-validation-name="val1" office:value-type="float" office:value="16" calcext:value-type="float">
            <text:p>16</text:p>
          </table:table-cell>
          <table:table-cell table:number-columns-repeated="3" table:style-name="ce5" table:content-validation-name="val2" office:value-type="float" office:value="100" calcext:value-type="float">
            <text:p>100</text:p>
          </table:table-cell>
          <table:table-cell table:style-name="ce4" table:formula="of:=(0.15*([.C5]/16*100))+(0.2*[.D5])+(0.25*[.E5])+(0.4*[.F5])" office:value-type="float" office:value="100" calcext:value-type="float">
            <text:p>100</text:p>
          </table:table-cell>
          <table:table-cell table:style-name="ce12" table:formula="of:=IF([.G5]&gt;90;&quot;A&quot;;IF([.G5]&gt;70;&quot;B&quot;;IF([.G5]&gt;60;&quot;C&quot;;IF([.G5]&gt;50;&quot;D&quot;;&quot;E&quot;))))" office:value-type="string" office:string-value="A" calcext:value-type="string">
            <text:p>A</text:p>
          </table:table-cell>
          <table:table-cell/>
          <table:table-cell table:style-name="Default"/>
          <table:table-cell table:number-columns-repeated="1014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Jiji</text:p>
          </table:table-cell>
          <table:table-cell table:style-name="ce5" table:content-validation-name="val1" office:value-type="float" office:value="16" calcext:value-type="float">
            <text:p>16</text:p>
          </table:table-cell>
          <table:table-cell table:number-columns-repeated="3" table:style-name="ce5" table:content-validation-name="val2" office:value-type="float" office:value="100" calcext:value-type="float">
            <text:p>100</text:p>
          </table:table-cell>
          <table:table-cell table:style-name="ce4" table:formula="of:=(0.15*([.C6]/16*100))+(0.2*[.D6])+(0.25*[.E6])+(0.4*[.F6])" office:value-type="float" office:value="100" calcext:value-type="float">
            <text:p>100</text:p>
          </table:table-cell>
          <table:table-cell table:style-name="ce5" table:formula="of:=IF([.G6]&gt;90;&quot;A&quot;;IF([.G6]&gt;70;&quot;B&quot;;IF([.G6]&gt;60;&quot;C&quot;;IF([.G6]&gt;50;&quot;D&quot;;&quot;E&quot;))))" office:value-type="string" office:string-value="A" calcext:value-type="string">
            <text:p>A</text:p>
          </table:table-cell>
          <table:table-cell/>
          <table:table-cell table:style-name="ce13" office:value-type="string" calcext:value-type="string">
            <text:p>Aritmatiaka</text:p>
          </table:table-cell>
          <table:table-cell table:number-columns-repeated="1014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Jojo</text:p>
          </table:table-cell>
          <table:table-cell table:style-name="ce5" table:content-validation-name="val1"/>
          <table:table-cell table:number-columns-repeated="3" table:style-name="ce5" table:content-validation-name="val2" office:value-type="float" office:value="100" calcext:value-type="float">
            <text:p>100</text:p>
          </table:table-cell>
          <table:table-cell table:style-name="ce4" table:formula="of:=(0.15*([.C7]/16*100))+(0.2*[.D7])+(0.25*[.E7])+(0.4*[.F7])" office:value-type="float" office:value="85" calcext:value-type="float">
            <text:p>85</text:p>
          </table:table-cell>
          <table:table-cell table:style-name="ce5" table:formula="of:=IF([.G7]&gt;90;&quot;A&quot;;IF([.G7]&gt;70;&quot;B&quot;;IF([.G7]&gt;60;&quot;C&quot;;IF([.G7]&gt;50;&quot;D&quot;;&quot;E&quot;))))" office:value-type="string" office:string-value="B" calcext:value-type="string">
            <text:p>B</text:p>
          </table:table-cell>
          <table:table-cell/>
          <table:table-cell table:style-name="ce13" office:value-type="string" calcext:value-type="string">
            <text:p>validasi</text:p>
          </table:table-cell>
          <table:table-cell table:number-columns-repeated="1014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Roro</text:p>
          </table:table-cell>
          <table:table-cell table:style-name="ce5" table:content-validation-name="val1"/>
          <table:table-cell table:number-columns-repeated="3" table:style-name="ce5" table:content-validation-name="val2" office:value-type="float" office:value="100" calcext:value-type="float">
            <text:p>100</text:p>
          </table:table-cell>
          <table:table-cell table:style-name="ce4" table:formula="of:=(0.15*([.C8]/16*100))+(0.2*[.D8])+(0.25*[.E8])+(0.4*[.F8])" office:value-type="float" office:value="85" calcext:value-type="float">
            <text:p>85</text:p>
          </table:table-cell>
          <table:table-cell table:style-name="ce5" table:formula="of:=IF([.G8]&gt;90;&quot;A&quot;;IF([.G8]&gt;70;&quot;B&quot;;IF([.G8]&gt;60;&quot;C&quot;;IF([.G8]&gt;50;&quot;D&quot;;&quot;E&quot;))))" office:value-type="string" office:string-value="B" calcext:value-type="string">
            <text:p>B</text:p>
          </table:table-cell>
          <table:table-cell/>
          <table:table-cell table:style-name="ce13" office:value-type="string" calcext:value-type="string">
            <text:p>if</text:p>
          </table:table-cell>
          <table:table-cell table:number-columns-repeated="1014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4"/>
          <table:table-cell table:style-name="ce5" table:content-validation-name="val1"/>
          <table:table-cell table:style-name="ce5" table:content-validation-name="val2" table:number-columns-repeated="3"/>
          <table:table-cell table:style-name="ce4" table:formula="of:=(0.15*([.C9]/16*100))+(0.2*[.D9])+(0.25*[.E9])+(0.4*[.F9])" office:value-type="float" office:value="0" calcext:value-type="float">
            <text:p>0</text:p>
          </table:table-cell>
          <table:table-cell table:style-name="ce5" table:formula="of:=IF([.G9]&gt;90;&quot;A&quot;;IF([.G9]&gt;70;&quot;B&quot;;IF([.G9]&gt;60;&quot;C&quot;;IF([.G9]&gt;50;&quot;D&quot;;&quot;E&quot;))))" office:value-type="string" office:string-value="E" calcext:value-type="string">
            <text:p>E</text:p>
          </table:table-cell>
          <table:table-cell/>
          <table:table-cell table:style-name="ce13" office:value-type="string" calcext:value-type="string">
            <text:p>if banyak</text:p>
          </table:table-cell>
          <table:table-cell table:number-columns-repeated="1014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4"/>
          <table:table-cell table:style-name="ce5" table:content-validation-name="val1"/>
          <table:table-cell table:style-name="ce5" table:content-validation-name="val2" table:number-columns-repeated="3"/>
          <table:table-cell table:style-name="ce4" table:formula="of:=(0.15*([.C10]/16*100))+(0.2*[.D10])+(0.25*[.E10])+(0.4*[.F10])" office:value-type="float" office:value="0" calcext:value-type="float">
            <text:p>0</text:p>
          </table:table-cell>
          <table:table-cell table:style-name="ce5" table:formula="of:=IF([.G10]&gt;90;&quot;A&quot;;IF([.G10]&gt;70;&quot;B&quot;;IF([.G10]&gt;60;&quot;C&quot;;IF([.G10]&gt;50;&quot;D&quot;;&quot;E&quot;))))" office:value-type="string" office:string-value="E" calcext:value-type="string">
            <text:p>E</text:p>
          </table:table-cell>
          <table:table-cell/>
          <table:table-cell table:style-name="ce13" office:value-type="string" calcext:value-type="string">
            <text:p>simpan di ods, xlsx, html</text:p>
          </table:table-cell>
          <table:table-cell table:number-columns-repeated="1014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4"/>
          <table:table-cell table:style-name="ce5" table:content-validation-name="val1"/>
          <table:table-cell table:style-name="ce5" table:content-validation-name="val2" table:number-columns-repeated="3"/>
          <table:table-cell table:style-name="ce4" table:formula="of:=(0.15*([.C11]/16*100))+(0.2*[.D11])+(0.25*[.E11])+(0.4*[.F11])" office:value-type="float" office:value="0" calcext:value-type="float">
            <text:p>0</text:p>
          </table:table-cell>
          <table:table-cell table:style-name="ce5" table:formula="of:=IF([.G11]&gt;90;&quot;A&quot;;IF([.G11]&gt;70;&quot;B&quot;;IF([.G11]&gt;60;&quot;C&quot;;IF([.G11]&gt;50;&quot;D&quot;;&quot;E&quot;))))" office:value-type="string" office:string-value="E" calcext:value-type="string">
            <text:p>E</text:p>
          </table:table-cell>
          <table:table-cell table:number-columns-repeated="1016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table:content-validation-name="val1"/>
          <table:table-cell table:style-name="ce5" table:content-validation-name="val2" table:number-columns-repeated="3"/>
          <table:table-cell table:style-name="ce4" table:formula="of:=(0.15*([.C12]/16*100))+(0.2*[.D12])+(0.25*[.E12])+(0.4*[.F12])" office:value-type="float" office:value="0" calcext:value-type="float">
            <text:p>0</text:p>
          </table:table-cell>
          <table:table-cell table:style-name="ce5" table:formula="of:=IF([.G12]&gt;90;&quot;A&quot;;IF([.G12]&gt;70;&quot;B&quot;;IF([.G12]&gt;60;&quot;C&quot;;IF([.G12]&gt;50;&quot;D&quot;;&quot;E&quot;))))" office:value-type="string" office:string-value="E" calcext:value-type="string">
            <text:p>E</text:p>
          </table:table-cell>
          <table:table-cell table:number-columns-repeated="1016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4"/>
          <table:table-cell table:style-name="ce5" table:content-validation-name="val1"/>
          <table:table-cell table:style-name="ce5" table:content-validation-name="val2" table:number-columns-repeated="3"/>
          <table:table-cell table:style-name="ce4" table:formula="of:=(0.15*([.C13]/16*100))+(0.2*[.D13])+(0.25*[.E13])+(0.4*[.F13])" office:value-type="float" office:value="0" calcext:value-type="float">
            <text:p>0</text:p>
          </table:table-cell>
          <table:table-cell table:style-name="ce5" table:formula="of:=IF([.G13]&gt;90;&quot;A&quot;;IF([.G13]&gt;70;&quot;B&quot;;IF([.G13]&gt;60;&quot;C&quot;;IF([.G13]&gt;50;&quot;D&quot;;&quot;E&quot;))))" office:value-type="string" office:string-value="E" calcext:value-type="string">
            <text:p>E</text:p>
          </table:table-cell>
          <table:table-cell table:number-columns-repeated="1016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4"/>
          <table:table-cell table:style-name="ce5" table:content-validation-name="val1"/>
          <table:table-cell table:style-name="ce5" table:content-validation-name="val2" table:number-columns-repeated="3"/>
          <table:table-cell table:style-name="ce4" table:formula="of:=(0.15*([.C14]/16*100))+(0.2*[.D14])+(0.25*[.E14])+(0.4*[.F14])" office:value-type="float" office:value="0" calcext:value-type="float">
            <text:p>0</text:p>
          </table:table-cell>
          <table:table-cell table:style-name="ce5" table:formula="of:=IF([.G14]&gt;90;&quot;A&quot;;IF([.G14]&gt;70;&quot;B&quot;;IF([.G14]&gt;60;&quot;C&quot;;IF([.G14]&gt;50;&quot;D&quot;;&quot;E&quot;))))" office:value-type="string" office:string-value="E" calcext:value-type="string">
            <text:p>E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/00/0000</text:date>, <text:time style:data-style-name="N2" text:time-value="14:27:24.1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 LibreOffice_project/92a7159f7e4af62137622921e809f8546db437e5</meta:generator>
    <meta:creation-date>2017-12-10T08:49:03Z</meta:creation-date>
    <dc:date>2017-12-10T14:27:17.676000000</dc:date>
    <meta:editing-cycles>4</meta:editing-cycles>
    <meta:editing-duration>PT19M38S</meta:editing-duration>
    <meta:document-statistic meta:table-count="1" meta:cell-count="63" meta:object-count="0"/>
  </office:meta>
</office:document-meta>
</file>